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5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3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4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15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2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P25" style:family="paragraph" style:parent-style-name="Standard">
      <style:paragraph-properties fo:margin-left="0.332cm" fo:margin-right="-0.083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2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.09cm" fo:margin-bottom="0cm" style:contextual-spacing="false" fo:line-height="100%" fo:orphans="0" fo:widows="0" style:text-autospace="none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" fo:font-size="14pt" style:font-size-asian="14pt" style:font-size-complex="14pt"/>
    </style:style>
    <style:style style:name="P39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12b330" style:font-size-asian="16pt" style:font-weight-asian="bold" style:font-name-complex="Lucida Sans" style:font-size-complex="16pt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style:text-position="-5% 100%" fo:font-size="9pt" fo:letter-spacing="-0.012cm" style:font-size-asian="9pt" style:font-size-complex="9pt"/>
    </style:style>
    <style:style style:name="T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9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10" style:family="text">
      <style:text-properties style:text-position="-5% 100%" fo:font-size="9pt" style:font-size-asian="9pt" style:font-size-complex="9pt"/>
    </style:style>
    <style:style style:name="T11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2" style:family="text">
      <style:text-properties fo:color="#221f1f" style:font-name="Lucida Sans" fo:font-size="10pt" style:font-size-asian="10pt" style:font-name-complex="Lucida Sans" style:font-size-complex="10pt"/>
    </style:style>
    <style:style style:name="T13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8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letter-spacing="-0.007cm" fo:font-weight="normal" style:font-weight-asian="normal" style:font-name-complex="Lucida Sans" style:font-weight-complex="normal"/>
    </style:style>
    <style:style style:name="T38" style:family="text">
      <style:text-properties fo:color="#221f1f" style:text-position="-5% 100%" style:font-name="Lucida Sans" fo:letter-spacing="-0.007cm" fo:font-weight="bold" style:font-weight-asian="bold" style:font-name-complex="Lucida Sans" style:font-weight-complex="bold"/>
    </style:style>
    <style:style style:name="T39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40" style:family="text">
      <style:text-properties fo:color="#221f1f" style:text-position="-5% 100%" style:font-name="Lucida Sans" fo:letter-spacing="-0.009cm" fo:font-style="normal" fo:font-weight="bold" style:font-style-asian="normal" style:font-weight-asian="bold" style:font-name-complex="Lucida Sans" style:font-style-complex="normal" style:font-weight-complex="bold"/>
    </style:style>
    <style:style style:name="T41" style:family="text">
      <style:text-properties fo:color="#221f1f" style:text-position="-5% 100%" style:font-name="Lucida Sans" fo:letter-spacing="-0.009cm" fo:font-weight="bold" style:font-weight-asian="bold" style:font-name-complex="Lucida Sans" style:font-weight-complex="bold"/>
    </style:style>
    <style:style style:name="T42" style:family="text">
      <style:text-properties fo:color="#221f1f" style:text-position="-5% 100%" style:font-name="Lucida Sans" fo:letter-spacing="-0.014cm" fo:font-weight="bold" style:font-weight-asian="bold" style:font-name-complex="Lucida Sans" style:font-weight-complex="bold"/>
    </style:style>
    <style:style style:name="T43" style:family="text">
      <style:text-properties fo:color="#221f1f" fo:letter-spacing="-0.007cm" fo:font-style="normal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style:font-style-asian="normal" style:font-style-complex="normal"/>
    </style:style>
    <style:style style:name="T45" style:family="text">
      <style:text-properties fo:color="#221f1f" fo:letter-spacing="-0.007cm" fo:font-style="normal" style:text-underline-style="none" style:font-style-asian="normal" style:font-style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text-underline-style="none"/>
    </style:style>
    <style:style style:name="T58" style:family="text">
      <style:text-properties fo:font-size="11pt" style:text-underline-style="none" style:font-size-asian="11pt" style:font-size-complex="11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officeooo:rsid="0014351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9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3"><text:span text:style-name="T59"><text:text-input text:description="&lt;if test=&quot;print_garantia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3"><text:span text:style-name="T59"><text:text-input text:description="&lt;if test=&quot;print_n_serie&quot;&gt;">if</text:text-input></text:span><text:span text:style-name="T59"><text:text-input text:description="&lt;line.prod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3"><text:span text:style-name="T59"><text:text-input text:description="&lt;if test=&quot;print_lot_life_date and line.prodlot_id.life_date&quot;&gt;">if</text:text-input></text:span><text:span text:style-name="T59"><text:text-input text:description="&lt;formatLang(line.prod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2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0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" fo:padding="0cm" fo:border="none"/>
    </style:style>
    <style:style style:name="Tabla1.B1" style:family="table-cell">
      <style:table-cell-properties fo:padding="0cm" fo:border="none"/>
    </style:style>
    <style:style style:name="Tabla1.C1" style:family="table-cell">
      <style:table-cell-properties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12b33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left="0.332cm" fo:margin-right="-0.083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1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2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style:text-autospace="none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38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4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143515"/>
    </style:style>
    <style:style style:name="MT2" style:family="text">
      <style:text-properties fo:letter-spacing="-0.007cm" fo:font-style="italic" style:font-style-asian="italic" style:font-style-complex="italic"/>
    </style:style>
    <style:style style:name="M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4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5" style:family="text">
      <style:text-properties fo:color="#221f1f" style:font-name="Lucida Sans" fo:font-size="10pt" style:font-size-asian="10pt" style:font-name-complex="Lucida Sans" style:font-size-complex="10pt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27" style:family="text">
      <style:text-properties style:text-position="-5% 100%" fo:font-size="9pt" style:font-size-asian="9pt" style:font-size-complex="9pt"/>
    </style:style>
    <style:style style:name="MT28" style:family="text">
      <style:text-properties style:text-position="-5% 100%" fo:font-size="9pt" fo:letter-spacing="-0.012cm" style:font-size-asian="9pt" style:font-size-complex="9pt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6" style:family="text">
      <style:text-properties fo:color="#221f1f" style:text-position="-5% 100%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text-position="-5% 100%" style:font-name="Lucida Sans" fo:letter-spacing="-0.007cm" fo:font-weight="normal" style:font-weight-asian="normal" style:font-name-complex="Lucida Sans" style:font-weight-complex="normal"/>
    </style:style>
    <style:style style:name="MT38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MT39" style:family="text">
      <style:text-properties fo:color="#221f1f" style:text-position="-5% 100%" style:font-name="Lucida Sans" fo:letter-spacing="-0.009cm" fo:font-style="normal" fo:font-weight="bold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14cm" fo:font-weight="bold" style:font-weight-asian="bold" style:font-name-complex="Lucida Sans" style:font-weight-complex="bold"/>
    </style:style>
    <style:style style:name="MT42" style:family="text">
      <style:text-properties fo:color="#221f1f" style:text-position="-5% 100%" style:font-name="Lucida Sans" fo:letter-spacing="-0.009cm" fo:font-weight="bold" style:font-weight-asian="bold" style:font-name-complex="Lucida Sans" style:font-weight-complex="bold"/>
    </style:style>
    <style:style style:name="MT43" style:family="text">
      <style:text-properties fo:color="#221f1f" style:text-position="-5% 100%" style:font-name="Lucida Sans" fo:letter-spacing="-0.007cm" fo:font-weight="bold" style:font-weight-asian="bold" style:font-name-complex="Lucida Sans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5" style:family="text">
      <style:text-properties fo:color="#221f1f" fo:letter-spacing="-0.007cm" fo:font-style="normal" style:font-style-asian="normal" style:font-style-complex="normal"/>
    </style:style>
    <style:style style:name="M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7" style:family="text">
      <style:text-properties fo:color="#221f1f" fo:letter-spacing="-0.007cm" fo:font-style="normal" style:text-underline-style="none" style:font-style-asian="normal" style:font-style-complex="normal"/>
    </style:style>
    <style:style style:name="MT58" style:family="text">
      <style:text-properties style:text-underline-style="none"/>
    </style:style>
    <style:style style:name="MT59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if test=&quot;context.get('stock_report_type',False)=='remit'&quot;&gt;">if</text:text-input><text:text-input text:description="&lt;titulo&gt;">Remit</text:text-input><text:text-input text:description="&lt;/if&gt;">/i</text:text-input> <text:span text:style-name="MT1">a</text:span><text:text-input text:description="&lt;context.get('stock_report_type')&gt;">Remit</text:text-input></text:p>
              <text:p text:style-name="MP7"><text:span text:style-name="MT2"><text:text-input text:description="&lt;if test=&quot;print_number&quot;&gt;">IF2</text:text-input></text:span><text:span text:style-name="MT2">Nº: </text:span><text:span text:style-name="MT3"><text:text-input text:description="&lt;if test=&quot;use_stock_picking_print_sequence&quot;&gt;">if</text:text-input></text:span><text:span text:style-name="MT2"><text:text-input text:description="&lt;o.print_sequence_number&gt;">000</text:text-input></text:span><text:span text:style-name="MT2"><text:text-input text:description="&lt;/if&gt;">/if</text:text-input></text:span><text:span text:style-name="MT3"><text:text-input text:description="&lt;if test=&quot;not use_stock_picking_print_sequence&quot;&gt;">if</text:text-input></text:span><text:span text:style-name="MT2"><text:text-input text:description="&lt;o.name&gt;">000</text:text-input></text:span><text:span text:style-name="MT2"><text:text-input text:description="&lt;/if&gt;">/if</text:text-input></text:span><text:span text:style-name="MT2"><text:text-input text:description="&lt;/if&gt;">/if</text:text-input></text:span></text:p>
              <text:p text:style-name="MP8"><text:span text:style-name="MT4"><text:text-input text:description="&lt;date&gt;">Fecha</text:text-input>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4"><text:text-input text:description="&lt;/if&gt;">/if</text:text-input></text:span></text:p>
              <text:p text:style-name="MP9"><text:span text:style-name="MT2"><text:text-input text:description="&lt;if test=&quot;print_number&quot;&gt;">IF2</text:text-input></text:span><text:span text:style-name="MT6"><text:text-input text:description="&lt;page&gt;">Hoja</text:text-input></text:span> Nº: <text:page-number text:select-page="current">1</text:page-number>/<text:page-count>1</text:page-count><text:span text:style-name="MT2"><text:text-input text:description="&lt;/if&gt;">end if</text:text-input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7"><text:placeholder text:placeholder-type="text">&lt;company.partner_id.street&gt;</text:placeholder></text:span><text:span text:style-name="MT7"> (</text:span><text:span text:style-name="MT7"><text:placeholder text:placeholder-type="text">&lt;company.partner_id.zip&gt;</text:placeholder></text:span><text:span text:style-name="MT7">)</text:span></text:p>
              <text:p text:style-name="MP12"><text:span text:style-name="MT8"><text:placeholder text:placeholder-type="text">&lt;company.partner_id.city&gt;</text:placeholder></text:span><text:span text:style-name="MT8"> - </text:span><text:span text:style-name="MT8"><text:placeholder text:placeholder-type="text">&lt;company.partner_id.state_id.name&gt;</text:placeholder></text:span><text:span text:style-name="MT8"> - </text:span><text:span text:style-name="MT8"><text:placeholder text:placeholder-type="text">&lt;company.partner_id.country_id.name&gt;</text:placeholder></text:span></text:p>
              <text:p text:style-name="MP12"><text:span text:style-name="MT8">Tel: </text:span><text:span text:style-name="MT8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9">I.V.A.: </text:span><text:span text:style-name="MT10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1"><text:text-input text:description="&lt;if test=&quot;print_header&quot;&gt;">IF2</text:text-input></text:span><text:span text:style-name="MT12"><text:text-input text:description="&lt;vat&gt;">C.U.I.T.</text:text-input></text:span><text:span text:style-name="MT13">: </text:span><text:text-input text:description="&lt;format_vat(company.vat)&gt;">20-31393297-9</text:text-input><text:span text:style-name="MT11"><text:text-input text:description="&lt;/if&gt;">&lt;/if&gt;</text:text-input></text:span></text:p>
              <text:p text:style-name="MP17"><text:span text:style-name="MT11"><text:text-input text:description="&lt;if test=&quot;print_header&quot;&gt;">IF2</text:text-input></text:span><text:span text:style-name="MT12"><text:text-input text:description="&lt;iibb_registry&gt;">Ing. Brutos</text:text-input></text:span><text:span text:style-name="MT13">:</text:span> <text:text-input text:description="&lt;company.partner_id.iibb&gt;">EXENTO</text:text-input><text:span text:style-name="MT14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5"><text:text-input text:description="&lt;date_start&gt;">Inicio de actividades</text:text-input></text:span><text:span text:style-name="MT16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8"><text:text-input text:description="&lt;costumer&gt;">Cliente</text:text-input></text:span><text:span text:style-name="MT19">:</text:span><text:span text:style-name="MT20"> </text:span><text:span text:style-name="MT21"><text:placeholder text:placeholder-type="text">&lt;get_main_partner(o.partner_id).name&gt;</text:placeholder></text:span></text:p>
              <text:p text:style-name="MP21"/>
              <text:p text:style-name="MP22"><text:span text:style-name="MT22"><text:text-input text:description="&lt;address&gt;">Dirección</text:text-input></text:span><text:span text:style-name="MT23">:</text:span><text:span text:style-name="MT24"> </text:span><text:span text:style-name="MT21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8"><text:text-input text:description="&lt;phone&gt;">Teléfono</text:text-input></text:span><text:span text:style-name="MT19">:</text:span><text:span text:style-name="MT20"> </text:span><text:span text:style-name="MT21"><text:placeholder text:placeholder-type="text">&lt;get_main_partner(o.partner_id).phone&gt;</text:placeholder></text:span></text:p>
              <text:p text:style-name="MP21"/>
              <text:p text:style-name="MP24"><text:span text:style-name="MT18"><text:text-input text:description="&lt;email&gt;">Mail</text:text-input></text:span><text:span text:style-name="MT19">:</text:span><text:span text:style-name="MT20"> </text:span><text:span text:style-name="MT21"><text:placeholder text:placeholder-type="text">&lt;get_main_partner(o.partner_id).email&gt;</text:placeholder></text:span></text:p>
              <text:p text:style-name="MP25"/>
              <text:p text:style-name="MP24"><text:span text:style-name="MT25"><text:placeholder text:placeholder-type="text">&lt;contact&gt;</text:placeholder></text:span><text:span text:style-name="MT21">: </text:span><text:span text:style-name="MT21"><text:placeholder text:placeholder-type="text">&lt;if test="o.partner_id.parent_id"&gt;</text:placeholder></text:span><text:span text:style-name="MT21"><text:placeholder text:placeholder-type="text">&lt;o.partner_id.name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6"><text:span text:style-name="MT18"><text:text-input text:description="&lt;vat_condition&gt;">Cond. I.V.A.</text:text-input></text:span><text:span text:style-name="MT19">:</text:span><text:span text:style-name="MT20"> </text:span><text:span text:style-name="MT21"><text:placeholder text:placeholder-type="text">&lt;get_main_partner(o.partner_id).responsability_id.name&gt;</text:placeholder></text:span></text:p>
              <text:p text:style-name="MP27"><text:span text:style-name="MT26"><text:text-input text:description="&lt;vat&gt;">C.U.I.T.</text:text-input></text:span><text:span text:style-name="MT27">:</text:span><text:span text:style-name="MT28"> </text:span><text:span text:style-name="MT29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8"><text:span text:style-name="MT30"><text:text-input text:description="&lt;transport&gt;">Transporte</text:text-input></text:span><text:span text:style-name="MT31">:</text:span><text:span text:style-name="MT32"> </text:span><text:span text:style-name="MT33"><text:text-input text:description="&lt;if test=&quot;o.carrier_id&quot;&gt;">if</text:text-input></text:span><text:span text:style-name="MT34"><text:text-input text:description="&lt;o.carrier_id.partner_id.name&gt;">El más rapido SRL</text:text-input></text:span><text:span text:style-name="MT35"><text:text-input text:description="&lt;/if&gt;">end if</text:text-input></text:span></text:p>
              <text:p text:style-name="MP29"><text:span text:style-name="MT36"><text:text-input text:description="&lt;address&gt;">Dirección</text:text-input></text:span><text:span text:style-name="MT37">:</text:span><text:span text:style-name="MT38"> </text:span><text:span text:style-name="MT39"><text:text-input text:description="&lt;if test=&quot;o.carrier_id&quot;&gt;">if</text:text-input></text:span><text:span text:style-name="MT40"><text:text-input text:description="&lt;partner_address(o.carrier_id.partner_id)&gt;">El más rapido SRL</text:text-input></text:span><text:span text:style-name="MT40"><text:text-input text:description="&lt;/if&gt;">end if</text:text-input></text:span></text:p>
              <text:p text:style-name="MP30"><text:span text:style-name="MT36"><text:text-input text:description="&lt;vat&gt;">C.U.I.T.</text:text-input></text:span><text:span text:style-name="MT37">:</text:span><text:span text:style-name="MT41"> </text:span><text:span text:style-name="MT42"><text:text-input text:description="&lt;if test=&quot;o.carrier_id&quot;&gt;">if</text:text-input></text:span><text:span text:style-name="MT43"><text:text-input text:description="&lt;o.carrier_id.partner_id.vat&gt;">20-31393297-5</text:text-input></text:span><text:span text:style-name="MT40"><text:text-input text:description="&lt;/if&gt;">end if</text:text-input></text:span></text:p>
            </table:table-cell>
            <table:table-cell table:style-name="Tabla1.B1" office:value-type="string">
              <text:p text:style-name="MP31"><text:span text:style-name="MT44"><text:text-input text:description="&lt;weight&gt;">Peso</text:text-input></text:span><text:span text:style-name="MT45">:</text:span><text:span text:style-name="MT46"> </text:span><text:span text:style-name="MT47"><text:text-input text:description="&lt;formatLang(o.weight)&gt;">30,5</text:text-input></text:span><text:span text:style-name="MT47"> kgs.</text:span></text:p>
              <text:p text:style-name="MP31"><text:span text:style-name="MT44"><text:text-input text:description="&lt;declared_value&gt;">Valor decl.</text:text-input></text:span><text:span text:style-name="MT31">:</text:span><text:span text:style-name="MT46"> $</text:span><text:span text:style-name="MT47"><text:text-input text:description="&lt;formatLang(o.declared_value)&gt;">$ 1300</text:text-input></text:span></text:p>
              <text:p text:style-name="MP32"><text:span text:style-name="MT44"><text:text-input text:description="&lt;number_of_packages&gt;">Q. Bultos</text:text-input></text:span><text:span text:style-name="MT48">:</text:span><text:span text:style-name="MT49"> </text:span><text:span text:style-name="MT47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50"><text:text-input text:description="&lt;if test=&quot;print_comercial&quot;&gt;">IF2</text:text-input></text:span><text:span text:style-name="MT44"><text:text-input text:description="&lt;comercial&gt;">Comercial</text:text-input></text:span><text:span text:style-name="MT44">:</text:span><text:span text:style-name="MT51"> </text:span><text:span text:style-name="MT52"><text:text-input text:description="&lt;if test=&quot;o.address_id.partner_id&quot;&gt;">if</text:text-input></text:span><text:span text:style-name="MT35"><text:text-input text:description="&lt;o.address_id.partner_id.user_id.name&gt;">Roberto Ramirez</text:text-input></text:span><text:span text:style-name="MT53"><text:text-input text:description="&lt;/if&gt;">&lt;/if&gt;</text:text-input></text:span><text:span text:style-name="MT35"><text:text-input text:description="&lt;/if&gt;">end if</text:text-input></text:span></text:p>
              <text:p text:style-name="MP31"><text:span text:style-name="MT50"><text:text-input text:description="&lt;if test=&quot;print_operator&quot;&gt;">IF2</text:text-input></text:span><text:span text:style-name="MT44"><text:text-input text:description="&lt;operator&gt;">Operador</text:text-input></text:span><text:span text:style-name="MT31">:</text:span><text:span text:style-name="MT46"> </text:span><text:span text:style-name="MT47"><text:text-input text:description="&lt;user.name&gt;">Roberto Ramirez</text:text-input></text:span><text:span text:style-name="MT53"><text:text-input text:description="&lt;/if&gt;">&lt;/if&gt;</text:text-input></text:span></text:p>
              <text:p text:style-name="MP33"><text:span text:style-name="MT44"><text:text-input text:description="&lt;origin&gt;">Doc. Origen</text:text-input></text:span><text:span text:style-name="MT48">:</text:span><text:span text:style-name="MT49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4"><text:text-input text:description="&lt;description&gt;">Descripción</text:text-input></text:p>
            </table:table-cell>
            <table:table-cell table:style-name="Tabla2.B1" office:value-type="string">
              <text:p text:style-name="MP35"><text:span text:style-name="MT54"><text:text-input text:description="&lt;if test=&quot;print_garantia&quot;&gt;">if</text:text-input></text:span><text:span text:style-name="MT54"><text:text-input text:description="&lt;warranty&gt;">Warranty</text:text-input></text:span><text:span text:style-name="MT54"><text:text-input text:description="&lt;/if&gt;">end</text:text-input></text:span></text:p>
            </table:table-cell>
            <table:table-cell table:style-name="Tabla2.C1" office:value-type="string">
              <text:p text:style-name="MP35"><text:span text:style-name="MT54"><text:text-input text:description="&lt;if test=&quot;print_n_serie&quot;&gt;">if</text:text-input></text:span><text:span text:style-name="MT54"><text:text-input text:description="&lt;lot_number&gt;">Lote / n serie</text:text-input></text:span><text:span text:style-name="MT54"><text:text-input text:description="&lt;/if&gt;">end</text:text-input></text:span></text:p>
            </table:table-cell>
            <table:table-cell table:style-name="Tabla2.D1" office:value-type="string">
              <text:p text:style-name="MP35"><text:span text:style-name="MT54"><text:text-input text:description="&lt;if test=&quot;print_lot_life_date&quot;&gt;">if</text:text-input></text:span><text:span text:style-name="MT54"><text:text-input text:description="&lt;lot_life&gt;">Lote / n serie</text:text-input></text:span><text:span text:style-name="MT54"><text:text-input text:description="&lt;/if&gt;">end</text:text-input></text:span></text:p>
            </table:table-cell>
            <table:table-cell table:style-name="Tabla2.E1" office:value-type="string">
              <text:p text:style-name="MP34"><text:text-input text:description="&lt;quantity&gt;">Cantidad</text:text-input>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9"><text:span text:style-name="MT55"><text:text-input text:description="&lt;comments&gt;">OBSERVACIONES</text:text-input></text:span>: </text:p>
              <text:p text:style-name="MP40"><text:placeholder text:placeholder-type="text">&lt;if test="o.observations"&gt;</text:placeholder></text:p>
              <text:p text:style-name="MP40"><text:placeholder text:placeholder-type="text">&lt;for each="nl in o.observations.split('\n') or []"&gt;</text:placeholder></text:p>
              <text:p text:style-name="MP40"><text:placeholder text:placeholder-type="text">&lt;nl&gt;</text:placeholder></text:p>
              <text:p text:style-name="MP40"><text:placeholder text:placeholder-type="text">&lt;/for&gt;</text:placeholder></text:p>
              <text:p text:style-name="MP40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1"><text:span text:style-name="MT55"><text:text-input text:description="&lt;received_as&gt;">Recibí conforme</text:text-input></text:span>:</text:p>
              <text:p text:style-name="MP42"><text:span text:style-name="MT55"><text:text-input text:description="&lt;date&gt;">Fecha</text:text-input></text:span>: <text:s/><text:span text:style-name="MT56"><text:s text:c="5"/>/ <text:s text:c="5"/>/ <text:s text:c="5"/></text:span></text:p>
              <text:p text:style-name="MP42"><text:span text:style-name="MT57"><text:text-input text:description="&lt;hour&gt;">Hora</text:text-input></text:span><text:span text:style-name="MT58">:</text:span><text:span text:style-name="MT59"> <text:s text:c="2"/></text:span><text:span text:style-name="MT56"><text:s text:c="10"/>: <text:s text:c="9"/></text:span></text:p>
            </table:table-cell>
            <table:table-cell table:style-name="Tabla6.B3" office:value-type="string">
              <text:p text:style-name="MP43"><text:s text:c="30"/></text:p>
              <text:p text:style-name="MP44"><text:text-input text:description="&lt;document&gt;">DNI</text:text-input></text:p>
            </table:table-cell>
            <table:table-cell table:style-name="Tabla6.B3" office:value-type="string">
              <text:p text:style-name="MP43"><text:s text:c="32"/></text:p>
              <text:p text:style-name="MP44"><text:text-input text:description="&lt;signature&gt;">Firma</text:text-input></text:p>
            </table:table-cell>
            <table:table-cell table:style-name="Tabla6.B3" office:value-type="string">
              <text:p text:style-name="MP45"><text:s text:c="32"/></text:p>
              <text:p text:style-name="MP43"><text:s text:c="32"/></text:p>
              <text:p text:style-name="MP46"><text:text-input text:description="&lt;clarification&gt;">Aclaración</text:text-input></text:p>
            </table:table-cell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23T11:22:07.207992596</dc:date>
    <meta:editing-duration>PT20H31M30S</meta:editing-duration>
    <meta:editing-cycles>275</meta:editing-cycles>
    <meta:generator>LibreOffice/4.2.6.3$Linux_X86_64 LibreOffice_project/420m0$Build-3</meta:generator>
    <meta:document-statistic meta:table-count="6" meta:image-count="0" meta:object-count="0" meta:page-count="1" meta:paragraph-count="67" meta:word-count="432" meta:character-count="1967" meta:non-whitespace-character-count="1716"/>
  </office:meta>
</office:document-meta>
</file>